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32cm" style:rel-column-width="20507*"/>
    </style:style>
    <style:style style:name="Tableau11.B" style:family="table-column">
      <style:table-column-properties style:column-width="11.68cm" style:rel-column-width="45028*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292cm" style:rel-column-width="20398*"/>
    </style:style>
    <style:style style:name="Tableau12.B" style:family="table-column">
      <style:table-column-properties style:column-width="11.709cm" style:rel-column-width="45137*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32cm" style:rel-column-width="20507*"/>
    </style:style>
    <style:style style:name="Tableau14.B" style:family="table-column">
      <style:table-column-properties style:column-width="11.68cm" style:rel-column-width="45028*"/>
    </style:style>
    <style:style style:name="Tableau14.A1" style:family="table-cell">
      <style:table-cell-properties fo:background-color="#e6e6e6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 fo:background-color="#e6e6e6">
        <style:background-image/>
      </style:paragraph-properties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3"><text:span text:style-name="T5">do text if self.getPortalTypeName()=='projectspace'</text:span></text:p></office:annotation><text:text-input text:description="">"PST %s" % self.Description()</text:text-input></text:p>
      <text:p text:style-name="P2"><office:annotation><dc:creator>sge </dc:creator><dc:date>2013-10-18T14:28:03</dc:date><text:p text:style-name="P3"><text:span text:style-name="T8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3"><text:span text:style-name="T8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3"><text:span text:style-name="T8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3"><text:span text:style-name="T8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3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38</dc:date><text:p text:style-name="P3"><text:span text:style-name="T5">do row if so.budget</text:span></text:p></office:annotation>Budget propre</text:p>
            </table:table-cell>
            <table:table-cell table:style-name="Tableau11.B2" office:value-type="string">
              <text:p text:style-name="Table_20_Contents"><office:annotation><dc:creator>sge </dc:creator><dc:date>2013-10-22T08:04:18</dc:date><text:p text:style-name="P3"><text:span text:style-name="T8">do text</text:span></text:p><text:p text:style-name="P3"><text:span text:style-name="T8">from xhtml(view.getObjectDGM(so).getOwnBudget(obj=so))</text:span></text:p></office:annotation>champ budget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05</dc:date><text:p text:style-name="P3"><text:span text:style-name="T8">do row if view.get('budget_comments', obj=so)</text:span></text:p></office:annotation>Commentaires budget</text:p>
            </table:table-cell>
            <table:table-cell table:style-name="Tableau11.B2" office:value-type="string">
              <text:p text:style-name="Table_20_Contents"><office:annotation><dc:creator>sge </dc:creator><dc:date>2013-10-22T08:06:24</dc:date><text:p text:style-name="P3"><text:span text:style-name="T8">do text</text:span></text:p><text:p text:style-name="P3"><text:span text:style-name="T8">from xhtml(view.get('budget_comments', obj=so))</text:span></text:p></office:annotation>champ budget_comments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8T14:48:50</dc:date><text:p text:style-name="P4"><text:span text:style-name="T6">do row if view.hasChildrenBudget(obj=so)</text:span></text:p></office:annotation>Budget des sous-éléments</text:p>
            </table:table-cell>
            <table:table-cell table:style-name="Tableau11.B2" office:value-type="string">
              <text:p text:style-name="Table_20_Contents"><office:annotation><dc:creator>sge </dc:creator><dc:date>2013-10-22T08:10:12</dc:date><text:p text:style-name="P3"><text:span text:style-name="T8">do text</text:span></text:p><text:p text:style-name="P3"><text:span text:style-name="T8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3"><text:span text:style-name="T8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3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3"><text:span text:style-name="T8">do text</text:span></text:p><text:p text:style-name="P3"><text:span text:style-name="T8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3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3"><text:span text:style-name="T5">do text</text:span></text:p><text:p text:style-name="P3"><text:span text:style-name="T5">from xhtml(view</text:span><text:span text:style-name="T8">.getObjectDGM(oo)</text:span><text:span text:style-name="T5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3"><text:span text:style-name="T5">do row if oo.</text:span><text:span text:style-name="T8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3"><text:span text:style-name="T8">do text</text:span></text:p><text:p text:style-name="P3"><text:span text:style-name="T8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3"><text:span text:style-name="T5">do text if oo.budget</text:span></text:p><text:p text:style-name="P3"><text:span text:style-name="T5">from xhtml(view.</text:span><text:span text:style-name="T8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3"><text:span text:style-name="T8">do row if view.get('budget_comments', obj=oo)</text:span></text:p></office:annotation>Commentaires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3"><text:span text:style-name="T8">do text</text:span></text:p><text:p text:style-name="P3"><text:span text:style-name="T8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8T14:32:32</dc:date><text:p text:style-name="P5"><text:span text:style-name="T7">do row if </text:span><text:span text:style-name="T6">view.getObjectDGM(so)</text:span><text:span text:style-name="T7">.hasChildrenBudget(obj=oo)</text:span></text:p></office:annotation>Budget des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3"><text:span text:style-name="T8">do text</text:span></text:p><text:p text:style-name="P3"><text:span text:style-name="T8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41:38</dc:date><text:p text:style-name="P3"><text:span text:style-name="T5">do row if view.get('observation', obj=oo)</text:span></text:p></office:annotation>Constat</text:p>
              </table:table-cell>
              <table:table-cell table:style-name="Tableau12.B2" office:value-type="string">
                <text:p text:style-name="fa-attr-valeur"><office:annotation><dc:creator>sge </dc:creator><dc:date>2013-10-21T23:41:16</dc:date><text:p text:style-name="P3"><text:span text:style-name="T8">do text</text:span></text:p><text:p text:style-name="P3"><text:span text:style-name="T8">from xhtml(view.getObjectDGM(oo).get('observation'))</text:span></text:p></office:annotation>champ observa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3"><text:span text:style-name="T8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3"><text:span text:style-name="T8">do text</text:span></text:p><text:p text:style-name="P3"><text:span text:style-name="T8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3"><text:span text:style-name="T8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ext:soft-page-break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13" office:value-type="string">
                  <text:p text:style-name="fa-attr-libellé">Titre</text:p>
                </table:table-cell>
                <table:table-cell table:style-name="Tableau14.B13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29:43</dc:date><text:p text:style-name="P3"><text:span text:style-name="T8">do row if view.get('description', obj=act)</text:span></text:p></office:annotation>Description</text:p>
                </table:table-cell>
                <table:table-cell table:style-name="Tableau14.B13" office:value-type="string">
                  <text:p text:style-name="fa-attr-valeur"><office:annotation><dc:creator>sge </dc:creator><dc:date>2013-10-21T23:27:35</dc:date><text:p text:style-name="P3"><text:span text:style-name="T8">do text</text:span></text:p><text:p text:style-name="P3"><text:span text:style-name="T8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3" office:value-type="string">
                  <text:p text:style-name="fa-attr-libellé">Échéance</text:p>
                </table:table-cell>
                <table:table-cell table:style-name="Tableau14.B13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Indice de santé</text:p>
                </table:table-cell>
                <table:table-cell table:style-name="Tableau14.B13" office:value-type="string">
                  <text:p text:style-name="fa-attr-valeur"><office:annotation><dc:creator>sge </dc:creator><dc:date>2013-06-17T14:29:33</dc:date><text:p text:style-name="P3"><text:span text:style-name="T8">do text</text:span></text:p><text:p text:style-name="P3"><text:span text:style-name="T8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3" office:value-type="string">
                  <text:p text:style-name="fa-attr-libellé">Service</text:p>
                </table:table-cell>
                <table:table-cell table:style-name="Tableau14.B13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33:12</dc:date><text:p text:style-name="P3"><text:span text:style-name="T8">do row if act.extra_concerned_people</text:span></text:p></office:annotation>Partenaires</text:p>
                </table:table-cell>
                <table:table-cell table:style-name="Tableau14.B13" office:value-type="string">
                  <text:p text:style-name="fa-attr-valeur"><office:annotation><dc:creator>sge </dc:creator><dc:date>2013-06-17T12:54:19</dc:date><text:p text:style-name="P3"><text:span text:style-name="T8">do text</text:span></text:p><text:p text:style-name="P3"><text:span text:style-name="T8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3" office:value-type="string">
                  <text:p text:style-name="fa-attr-libellé">Budget propre</text:p>
                </table:table-cell>
                <table:table-cell table:style-name="Tableau14.B13" office:value-type="string">
                  <text:p text:style-name="fa-attr-valeur"><office:annotation><dc:creator>sge </dc:creator><dc:date>2013-06-17T12:34:05</dc:date><text:p text:style-name="P3"><text:span text:style-name="T8">do text if act.budget</text:span></text:p><text:p text:style-name="P3"><text:span text:style-name="T8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30</dc:date><text:p text:style-name="P3"><text:span text:style-name="T8">do row if view.get('budget_comments', obj=act)</text:span></text:p></office:annotation>Commentaires budget</text:p>
                </table:table-cell>
                <table:table-cell table:style-name="Tableau14.B13" office:value-type="string">
                  <text:p text:style-name="fa-attr-valeur"><office:annotation><dc:creator>sge </dc:creator><dc:date>2013-09-18T13:05:33</dc:date><text:p text:style-name="P3"><text:span text:style-name="T8">do text</text:span></text:p><text:p text:style-name="P3"><text:span text:style-name="T8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3" office:value-type="string">
                  <text:p text:style-name="fa-attr-libellé">Progression</text:p>
                </table:table-cell>
                <table:table-cell table:style-name="Tableau14.B13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Plan de travail</text:p>
                </table:table-cell>
                <table:table-cell table:style-name="Tableau14.B13" office:value-type="string">
                  <text:p text:style-name="fa-attr-valeur"><office:annotation><dc:creator>sge </dc:creator><dc:date>2013-06-17T13:12:40</dc:date><text:p text:style-name="P3"><text:span text:style-name="T8">do text</text:span></text:p><text:p text:style-name="P3"><text:span text:style-name="T8">from xhtml(view.get('work_plan', obj=act))</text:span></text:p></office:annotation>champ work_pla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8">do row if view.get('observation', obj=act)</text:span></text:p></office:annotation>Constat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8">do text</text:span></text:p><text:p text:style-name="P3"><text:span text:style-name="T8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8">do row if view.get('comments', obj=act)</text:span></text:p></office:annotation>Commentaires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8">do text</text:span></text:p><text:p text:style-name="P3"><text:span text:style-name="T8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0-28T15:21:40</dc:date>
    <dc:creator>sge </dc:creator>
    <meta:editing-duration>PT15H59M34S</meta:editing-duration>
    <meta:editing-cycles>128</meta:editing-cycles>
    <meta:generator>LibreOffice/3.5$Linux_X86_64 LibreOffice_project/350m1$Build-2</meta:generator>
    <meta:document-statistic meta:table-count="3" meta:image-count="0" meta:object-count="0" meta:page-count="2" meta:paragraph-count="73" meta:word-count="192" meta:character-count="1833" meta:non-whitespace-character-count="1755"/>
  </office:meta>
</office:document-meta>
</file>